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21-09-2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20-05-2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18-11-28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18-11-28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17-11-15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200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9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9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8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8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8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8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8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8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8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8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7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7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7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7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7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7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7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7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G0018</text:p>
          </table:table-cell>
          <table:table-cell office:value-type="string" calcext:value-type="string">
            <text:p>197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